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51.1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2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  <style:text-properties fo:font-style="normal" style:font-style-asian="normal" style:font-style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34" style:family="table-cell" style:parent-style-name="Default" style:data-style-name="N100">
      <style:text-properties fo:font-style="normal" style:font-style-asian="normal" style:font-style-complex="normal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6" style:family="table-cell" style:parent-style-name="Default" style:data-style-name="N0"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c0c0c0"/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style="italic" style:font-style-asian="italic" style:font-style-complex="italic"/>
    </style:style>
    <style:style style:name="ce42" style:family="table-cell" style:parent-style-name="Default" style:data-style-name="N100">
      <style:table-cell-properties fo:background-color="transparent"/>
      <style:text-properties fo:font-style="normal" style:font-style-asian="normal" style:font-style-complex="normal"/>
    </style:style>
    <style:style style:name="ce43" style:family="table-cell" style:parent-style-name="Default" style:data-style-name="N100"/>
    <style:style style:name="ce39" style:family="table-cell" style:parent-style-name="Default" style:data-style-name="N1"/>
    <style:style style:name="ce44" style:family="table-cell" style:parent-style-name="Default" style:data-style-name="N1">
      <style:text-properties fo:font-style="italic" style:font-style-asian="italic" style:font-style-complex="italic"/>
    </style:style>
    <style:style style:name="ce51" style:family="table-cell" style:parent-style-name="Default" style:data-style-name="N1"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48" style:family="table-cell" style:parent-style-name="Default" style:data-style-name="N1">
      <style:table-cell-properties fo:background-color="transparent"/>
      <style:text-properties fo:font-style="normal" style:font-style-asian="normal" style:font-style-complex="normal"/>
    </style:style>
    <style:style style:name="ce49" style:family="table-cell" style:parent-style-name="Default" style:data-style-name="N1">
      <style:text-properties fo:font-weight="bold" style:font-weight-asian="bold" style:font-weight-complex="bold"/>
    </style:style>
    <style:style style:name="ce102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2">
      <style:text-properties fo:font-style="normal" style:font-style-asian="normal" style:font-style-complex="normal"/>
    </style:style>
    <style:style style:name="ce72" style:family="table-cell" style:parent-style-name="Default" style:data-style-name="N2">
      <style:table-cell-properties fo:background-color="transparent"/>
      <style:text-properties fo:font-style="normal" style:font-style-asian="normal" style:font-style-complex="normal"/>
    </style:style>
    <style:style style:name="ce46" style:family="table-cell" style:parent-style-name="Default" style:data-style-name="N2"/>
    <style:style style:name="ce22" style:family="table-cell" style:parent-style-name="Default" style:data-style-name="N2">
      <style:table-cell-properties fo:background-color="#c0c0c0"/>
      <style:text-properties fo:font-weight="bold" style:font-weight-asian="bold" style:font-weight-complex="bold"/>
    </style:style>
    <style:style style:name="ce23" style:family="table-cell" style:parent-style-name="Default" style:data-style-name="N2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4" table:number-columns-repeated="3" table:default-cell-style-name="ce39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Default"/>
        <table:table-column table:style-name="co10" table:number-columns-repeated="42" table:default-cell-style-name="Default"/>
        <table:table-column table:style-name="co9" table:default-cell-style-name="Default"/>
        <table:table-column table:style-name="co10" table:number-columns-repeated="74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33" office:value-type="string" calcext:value-type="string">
            <text:p>bed</text:p>
          </table:table-cell>
          <table:table-cell table:style-name="ce33" office:value-type="string" calcext:value-type="string">
            <text:p>woke</text:p>
          </table:table-cell>
          <table:table-cell table:style-name="ce10" office:value-type="string" calcext:value-type="string">
            <text:p>sleep_hours</text:p>
          </table:table-cell>
          <table:table-cell table:style-name="ce10" office:value-type="string" calcext:value-type="string">
            <text:p>weekday</text:p>
          </table:table-cell>
          <table:table-cell table:style-name="ce40" office:value-type="string" calcext:value-type="string">
            <text:p>month</text:p>
          </table:table-cell>
          <table:table-cell office:value-type="string" calcext:value-type="string">
            <text:p>supp_alpha</text:p>
          </table:table-cell>
          <table:table-cell office:value-type="string" calcext:value-type="string">
            <text:p>supp_beta</text:p>
          </table:table-cell>
          <table:table-cell table:style-name="ce49" office:value-type="string" calcext:value-type="string">
            <text:p>metric_a_strong</text:p>
          </table:table-cell>
          <table:table-cell table:style-name="ce102" office:value-type="string" calcext:value-type="string">
            <text:p>metric_b_weak</text:p>
          </table:table-cell>
          <table:table-cell table:style-name="ce102" office:value-type="string" calcext:value-type="string">
            <text:p>metric_c_none</text:p>
          </table:table-cell>
          <table:table-cell table:style-name="ce22" office:value-type="string" calcext:value-type="string">
            <text:p>score</text:p>
          </table:table-cell>
          <table:table-cell table:style-name="ce33" table:number-columns-repeated="785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number-columns-repeated="3" table:style-name="ce7" office:value-type="string" calcext:value-type="string">
            <text:p>numeric</text:p>
          </table:table-cell>
          <table:table-cell table:style-name="ce7" office:value-type="string" calcext:value-type="string">
            <text:p>{n,m,t,w,r,f,s}</text:p>
          </table:table-cell>
          <table:table-cell table:style-name="ce41" office:value-type="string" calcext:value-type="string">
            <text:p>{1,2,3,4,5,6,7,8,9,10,11,12}</text:p>
          </table:table-cell>
          <table:table-cell table:number-columns-repeated="3" table:style-name="ce44" office:value-type="string" calcext:value-type="string">
            <text:p>numeric</text:p>
          </table:table-cell>
          <table:table-cell table:number-columns-repeated="2" table:style-name="ce7" office:value-type="string" calcext:value-type="string">
            <text:p>numeric</text:p>
          </table:table-cell>
          <table:table-cell table:style-name="ce23" office:value-type="string" calcext:value-type="string">
            <text:p>numeric</text:p>
          </table:table-cell>
          <table:table-cell table:style-name="ce7" table:number-columns-repeated="785"/>
        </table:table-row>
        <table:table-row table:style-name="ro1">
          <table:table-cell table:style-name="ce20" office:value-type="string" calcext:value-type="string">
            <text:p>min,max,step</text:p>
          </table:table-cell>
          <table:table-cell table:style-name="ce34" office:value-type="string" calcext:value-type="string">
            <text:p>-24,24,1</text:p>
          </table:table-cell>
          <table:table-cell table:style-name="ce34"/>
          <table:table-cell table:style-name="ce34" office:value-type="string" calcext:value-type="string">
            <text:p>0,24,0.5</text:p>
          </table:table-cell>
          <table:table-cell table:style-name="ce34" table:number-columns-repeated="2"/>
          <table:table-cell table:number-columns-repeated="4" table:style-name="ce51" office:value-type="string" calcext:value-type="string">
            <text:p>0,100,1</text:p>
          </table:table-cell>
          <table:table-cell table:style-name="ce34" office:value-type="string" calcext:value-type="string">
            <text:p>0,1,0.1</text:p>
          </table:table-cell>
          <table:table-cell table:style-name="ce24"/>
          <table:table-cell table:style-name="ce34" table:number-columns-repeated="785"/>
        </table:table-row>
        <table:table-row table:style-name="ro1">
          <table:table-cell table:style-name="ce21" office:value-type="string" calcext:value-type="string">
            <text:p>learn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8" table:number-columns-repeated="785"/>
        </table:table-row>
        <table:table-row table:style-name="ro1">
          <table:table-cell table:style-name="ce21" office:value-type="string" calcext:value-type="string">
            <text:p>predic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8" table:number-columns-repeated="785"/>
        </table:table-row>
        <table:table-row table:style-name="ro1">
          <table:table-cell table:style-name="ce21" office:value-type="string" calcext:value-type="string">
            <text:p>change</text:p>
          </table:table-cell>
          <table:table-cell table:style-name="ce8" office:value-type="string" calcext:value-type="string">
            <text:p>abs</text:p>
          </table:table-cell>
          <table:table-cell table:style-name="ce8"/>
          <table:table-cell table:style-name="ce8" office:value-type="string" calcext:value-type="string">
            <text:p>abs</text:p>
          </table:table-cell>
          <table:table-cell table:style-name="ce8"/>
          <table:table-cell table:style-name="ce34"/>
          <table:table-cell table:number-columns-repeated="3" table:style-name="ce51" office:value-type="string" calcext:value-type="string">
            <text:p>abs</text:p>
          </table:table-cell>
          <table:table-cell table:number-columns-repeated="2" table:style-name="ce8" office:value-type="string" calcext:value-type="string">
            <text:p>abs</text:p>
          </table:table-cell>
          <table:table-cell table:style-name="ce51"/>
          <table:table-cell table:style-name="ce8" table:number-columns-repeated="785"/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7]-[.B7]" office:value-type="float" office:value="9" calcext:value-type="float">
            <text:p>9</text:p>
          </table:table-cell>
          <table:table-cell table:style-name="ce8" table:formula="of:=CHOOSE(WEEKDAY([.A7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7])" office:value-type="float" office:value="2" calcext:value-type="float">
            <text:p>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4" table:formula="of:=[.I7]*0.75 + RAND()*0.25" office:value-type="float" office:value="0.768112943399435" calcext:value-type="float">
            <text:p>0.77</text:p>
          </table:table-cell>
          <table:table-cell table:style-name="ce24" table:formula="of:=RAND()" office:value-type="float" office:value="0.0730282131162904" calcext:value-type="float">
            <text:p>0.07</text:p>
          </table:table-cell>
          <table:table-cell table:style-name="ce24" table:formula="of:=[.I7]*10" office:value-type="float" office:value="10" calcext:value-type="float">
            <text:p>10.00</text:p>
          </table:table-cell>
          <table:table-cell table:number-columns-repeated="785"/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8]-[.B8]" office:value-type="float" office:value="9" calcext:value-type="float">
            <text:p>9</text:p>
          </table:table-cell>
          <table:table-cell table:style-name="ce8" table:formula="of:=CHOOSE(WEEKDAY([.A8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8])" office:value-type="float" office:value="2" calcext:value-type="float">
            <text:p>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ce24" table:formula="of:=[.I8]*0.75 + RAND()*0.25" office:value-type="float" office:value="7.53226518856694" calcext:value-type="float">
            <text:p>7.53</text:p>
          </table:table-cell>
          <table:table-cell table:style-name="ce24" table:formula="of:=RAND()" office:value-type="float" office:value="0.479130725103982" calcext:value-type="float">
            <text:p>0.48</text:p>
          </table:table-cell>
          <table:table-cell table:style-name="ce24" table:formula="of:=[.I8]*10" office:value-type="float" office:value="100" calcext:value-type="float">
            <text:p>100.00</text:p>
          </table:table-cell>
          <table:table-cell table:number-columns-repeated="785"/>
        </table:table-row>
        <table:table-row table:style-name="ro1">
          <table:table-cell office:value-type="date" office:date-value="2017-02-04" calcext:value-type="date">
            <text:p>2017-02-0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9]-[.B9]" office:value-type="float" office:value="9" calcext:value-type="float">
            <text:p>9</text:p>
          </table:table-cell>
          <table:table-cell table:style-name="ce8" table:formula="of:=CHOOSE(WEEKDAY([.A9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9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9]*0.75 + RAND()*0.25" office:value-type="float" office:value="11.4786672770601" calcext:value-type="float">
            <text:p>11.48</text:p>
          </table:table-cell>
          <table:table-cell table:style-name="ce24" table:formula="of:=RAND()" office:value-type="float" office:value="0.724115610291284" calcext:value-type="float">
            <text:p>0.72</text:p>
          </table:table-cell>
          <table:table-cell table:style-name="ce24" table:formula="of:=[.I9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0]-[.B10]" office:value-type="float" office:value="9" calcext:value-type="float">
            <text:p>9</text:p>
          </table:table-cell>
          <table:table-cell table:style-name="ce8" table:formula="of:=CHOOSE(WEEKDAY([.A10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10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10]*0.75 + RAND()*0.25" office:value-type="float" office:value="15.1804610553849" calcext:value-type="float">
            <text:p>15.18</text:p>
          </table:table-cell>
          <table:table-cell table:style-name="ce24" table:formula="of:=RAND()" office:value-type="float" office:value="0.717480685801478" calcext:value-type="float">
            <text:p>0.72</text:p>
          </table:table-cell>
          <table:table-cell table:style-name="ce24" table:formula="of:=[.I10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1]-[.B11]" office:value-type="float" office:value="9" calcext:value-type="float">
            <text:p>9</text:p>
          </table:table-cell>
          <table:table-cell table:style-name="ce8" table:formula="of:=CHOOSE(WEEKDAY([.A11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11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11]*0.75 + RAND()*0.25" office:value-type="float" office:value="18.8360881339772" calcext:value-type="float">
            <text:p>18.84</text:p>
          </table:table-cell>
          <table:table-cell table:style-name="ce24" table:formula="of:=RAND()" office:value-type="float" office:value="0.989606626965307" calcext:value-type="float">
            <text:p>0.99</text:p>
          </table:table-cell>
          <table:table-cell table:style-name="ce24" table:formula="of:=[.I11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2]-[.B12]" office:value-type="float" office:value="9" calcext:value-type="float">
            <text:p>9</text:p>
          </table:table-cell>
          <table:table-cell table:style-name="ce8" table:formula="of:=CHOOSE(WEEKDAY([.A12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12])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12]*0.75 + RAND()*0.25" office:value-type="float" office:value="22.5760663620969" calcext:value-type="float">
            <text:p>22.58</text:p>
          </table:table-cell>
          <table:table-cell table:style-name="ce24" table:formula="of:=RAND()" office:value-type="float" office:value="0.991256402414876" calcext:value-type="float">
            <text:p>0.99</text:p>
          </table:table-cell>
          <table:table-cell table:style-name="ce24" table:formula="of:=[.I12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3]-[.B13]" office:value-type="float" office:value="9" calcext:value-type="float">
            <text:p>9</text:p>
          </table:table-cell>
          <table:table-cell table:style-name="ce8" table:formula="of:=CHOOSE(WEEKDAY([.A13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13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13]*0.75 + RAND()*0.25" office:value-type="float" office:value="26.424731614008" calcext:value-type="float">
            <text:p>26.42</text:p>
          </table:table-cell>
          <table:table-cell table:style-name="ce24" table:formula="of:=RAND()" office:value-type="float" office:value="0.497791729346236" calcext:value-type="float">
            <text:p>0.50</text:p>
          </table:table-cell>
          <table:table-cell table:style-name="ce24" table:formula="of:=[.I13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30" calcext:value-type="date">
            <text:p>2017-01-30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4]-[.B14]" office:value-type="float" office:value="9" calcext:value-type="float">
            <text:p>9</text:p>
          </table:table-cell>
          <table:table-cell table:style-name="ce8" table:formula="of:=CHOOSE(WEEKDAY([.A14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14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14]*0.75 + RAND()*0.25" office:value-type="float" office:value="30.018953203845" calcext:value-type="float">
            <text:p>30.02</text:p>
          </table:table-cell>
          <table:table-cell table:style-name="ce24" table:formula="of:=RAND()" office:value-type="float" office:value="0.725083338331388" calcext:value-type="float">
            <text:p>0.73</text:p>
          </table:table-cell>
          <table:table-cell table:style-name="ce24" table:formula="of:=[.I14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9" calcext:value-type="date">
            <text:p>2017-01-29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5]-[.B15]" office:value-type="float" office:value="9" calcext:value-type="float">
            <text:p>9</text:p>
          </table:table-cell>
          <table:table-cell table:style-name="ce8" table:formula="of:=CHOOSE(WEEKDAY([.A15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15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45" calcext:value-type="float">
            <text:p>45</text:p>
          </table:table-cell>
          <table:table-cell table:style-name="ce24" table:formula="of:=[.I15]*0.75 + RAND()*0.25" office:value-type="float" office:value="33.8195520987387" calcext:value-type="float">
            <text:p>33.82</text:p>
          </table:table-cell>
          <table:table-cell table:style-name="ce24" table:formula="of:=RAND()" office:value-type="float" office:value="0.51097291485987" calcext:value-type="float">
            <text:p>0.51</text:p>
          </table:table-cell>
          <table:table-cell table:style-name="ce24" table:formula="of:=[.I15]*10" office:value-type="float" office:value="450" calcext:value-type="float">
            <text:p>4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8" calcext:value-type="date">
            <text:p>2017-01-28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6]-[.B16]" office:value-type="float" office:value="9" calcext:value-type="float">
            <text:p>9</text:p>
          </table:table-cell>
          <table:table-cell table:style-name="ce8" table:formula="of:=CHOOSE(WEEKDAY([.A16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16])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1" office:value-type="float" office:value="50" calcext:value-type="float">
            <text:p>50</text:p>
          </table:table-cell>
          <table:table-cell table:style-name="ce24" table:formula="of:=[.I16]*0.75 + RAND()*0.25" office:value-type="float" office:value="37.6918488615385" calcext:value-type="float">
            <text:p>37.69</text:p>
          </table:table-cell>
          <table:table-cell table:style-name="ce24" table:formula="of:=RAND()" office:value-type="float" office:value="0.0621635017985222" calcext:value-type="float">
            <text:p>0.06</text:p>
          </table:table-cell>
          <table:table-cell table:style-name="ce24" table:formula="of:=[.I16]*10" office:value-type="float" office:value="500" calcext:value-type="float">
            <text:p>5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7" calcext:value-type="date">
            <text:p>2017-01-27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7]-[.B17]" office:value-type="float" office:value="9" calcext:value-type="float">
            <text:p>9</text:p>
          </table:table-cell>
          <table:table-cell table:style-name="ce8" table:formula="of:=CHOOSE(WEEKDAY([.A17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17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45" calcext:value-type="float">
            <text:p>45</text:p>
          </table:table-cell>
          <table:table-cell table:style-name="ce24" table:formula="of:=[.I17]*0.75 + RAND()*0.25" office:value-type="float" office:value="33.7814009967887" calcext:value-type="float">
            <text:p>33.78</text:p>
          </table:table-cell>
          <table:table-cell table:style-name="ce24" table:formula="of:=RAND()" office:value-type="float" office:value="0.378981891213625" calcext:value-type="float">
            <text:p>0.38</text:p>
          </table:table-cell>
          <table:table-cell table:style-name="ce24" table:formula="of:=[.I17]*10" office:value-type="float" office:value="450" calcext:value-type="float">
            <text:p>4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6" calcext:value-type="date">
            <text:p>2017-01-2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8]-[.B18]" office:value-type="float" office:value="9" calcext:value-type="float">
            <text:p>9</text:p>
          </table:table-cell>
          <table:table-cell table:style-name="ce8" table:formula="of:=CHOOSE(WEEKDAY([.A18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18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18]*0.75 + RAND()*0.25" office:value-type="float" office:value="30.025708433586" calcext:value-type="float">
            <text:p>30.03</text:p>
          </table:table-cell>
          <table:table-cell table:style-name="ce24" table:formula="of:=RAND()" office:value-type="float" office:value="0.558822275660942" calcext:value-type="float">
            <text:p>0.56</text:p>
          </table:table-cell>
          <table:table-cell table:style-name="ce24" table:formula="of:=[.I18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19]-[.B19]" office:value-type="float" office:value="9" calcext:value-type="float">
            <text:p>9</text:p>
          </table:table-cell>
          <table:table-cell table:style-name="ce8" table:formula="of:=CHOOSE(WEEKDAY([.A19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19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19]*0.75 + RAND()*0.25" office:value-type="float" office:value="26.3641644283346" calcext:value-type="float">
            <text:p>26.36</text:p>
          </table:table-cell>
          <table:table-cell table:style-name="ce24" table:formula="of:=RAND()" office:value-type="float" office:value="0.0641594294872335" calcext:value-type="float">
            <text:p>0.06</text:p>
          </table:table-cell>
          <table:table-cell table:style-name="ce24" table:formula="of:=[.I19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0]-[.B20]" office:value-type="float" office:value="9" calcext:value-type="float">
            <text:p>9</text:p>
          </table:table-cell>
          <table:table-cell table:style-name="ce8" table:formula="of:=CHOOSE(WEEKDAY([.A20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20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20]*0.75 + RAND()*0.25" office:value-type="float" office:value="22.6798751224408" calcext:value-type="float">
            <text:p>22.68</text:p>
          </table:table-cell>
          <table:table-cell table:style-name="ce24" table:formula="of:=RAND()" office:value-type="float" office:value="0.201941929083955" calcext:value-type="float">
            <text:p>0.20</text:p>
          </table:table-cell>
          <table:table-cell table:style-name="ce24" table:formula="of:=[.I20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1]-[.B21]" office:value-type="float" office:value="9" calcext:value-type="float">
            <text:p>9</text:p>
          </table:table-cell>
          <table:table-cell table:style-name="ce8" table:formula="of:=CHOOSE(WEEKDAY([.A21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21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21]*0.75 + RAND()*0.25" office:value-type="float" office:value="18.7986235949807" calcext:value-type="float">
            <text:p>18.80</text:p>
          </table:table-cell>
          <table:table-cell table:style-name="ce24" table:formula="of:=RAND()" office:value-type="float" office:value="0.217152905334059" calcext:value-type="float">
            <text:p>0.22</text:p>
          </table:table-cell>
          <table:table-cell table:style-name="ce24" table:formula="of:=[.I21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2" calcext:value-type="date">
            <text:p>2017-01-2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2]-[.B22]" office:value-type="float" office:value="9" calcext:value-type="float">
            <text:p>9</text:p>
          </table:table-cell>
          <table:table-cell table:style-name="ce8" table:formula="of:=CHOOSE(WEEKDAY([.A22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22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22]*0.75 + RAND()*0.25" office:value-type="float" office:value="15.0974224258078" calcext:value-type="float">
            <text:p>15.10</text:p>
          </table:table-cell>
          <table:table-cell table:style-name="ce24" table:formula="of:=RAND()" office:value-type="float" office:value="0.896603577606716" calcext:value-type="float">
            <text:p>0.90</text:p>
          </table:table-cell>
          <table:table-cell table:style-name="ce24" table:formula="of:=[.I22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3]-[.B23]" office:value-type="float" office:value="9" calcext:value-type="float">
            <text:p>9</text:p>
          </table:table-cell>
          <table:table-cell table:style-name="ce8" table:formula="of:=CHOOSE(WEEKDAY([.A23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23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23]*0.75 + RAND()*0.25" office:value-type="float" office:value="11.3397839746407" calcext:value-type="float">
            <text:p>11.34</text:p>
          </table:table-cell>
          <table:table-cell table:style-name="ce24" table:formula="of:=RAND()" office:value-type="float" office:value="0.555958136704282" calcext:value-type="float">
            <text:p>0.56</text:p>
          </table:table-cell>
          <table:table-cell table:style-name="ce24" table:formula="of:=[.I23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4]-[.B24]" office:value-type="float" office:value="9" calcext:value-type="float">
            <text:p>9</text:p>
          </table:table-cell>
          <table:table-cell table:style-name="ce8" table:formula="of:=CHOOSE(WEEKDAY([.A24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24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10" calcext:value-type="float">
            <text:p>10</text:p>
          </table:table-cell>
          <table:table-cell table:style-name="ce24" table:formula="of:=[.I24]*0.75 + RAND()*0.25" office:value-type="float" office:value="7.69875540951962" calcext:value-type="float">
            <text:p>7.70</text:p>
          </table:table-cell>
          <table:table-cell table:style-name="ce24" table:formula="of:=RAND()" office:value-type="float" office:value="0.119889927404789" calcext:value-type="float">
            <text:p>0.12</text:p>
          </table:table-cell>
          <table:table-cell table:style-name="ce24" table:formula="of:=[.I24]*10" office:value-type="float" office:value="100" calcext:value-type="float">
            <text:p>1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9" calcext:value-type="date">
            <text:p>2017-01-19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5]-[.B25]" office:value-type="float" office:value="9" calcext:value-type="float">
            <text:p>9</text:p>
          </table:table-cell>
          <table:table-cell table:style-name="ce8" table:formula="of:=CHOOSE(WEEKDAY([.A25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25]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" table:formula="of:=[.I25]*0.75 + RAND()*0.25" office:value-type="float" office:value="0.775455537958968" calcext:value-type="float">
            <text:p>0.78</text:p>
          </table:table-cell>
          <table:table-cell table:style-name="ce24" table:formula="of:=RAND()" office:value-type="float" office:value="0.245829250163584" calcext:value-type="float">
            <text:p>0.25</text:p>
          </table:table-cell>
          <table:table-cell table:style-name="ce24" table:formula="of:=[.I25]*10" office:value-type="float" office:value="10" calcext:value-type="float">
            <text:p>1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6]-[.B26]" office:value-type="float" office:value="9" calcext:value-type="float">
            <text:p>9</text:p>
          </table:table-cell>
          <table:table-cell table:style-name="ce8" table:formula="of:=CHOOSE(WEEKDAY([.A26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26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24" table:formula="of:=[.I26]*0.75 + RAND()*0.25" office:value-type="float" office:value="0.932149451962874" calcext:value-type="float">
            <text:p>0.93</text:p>
          </table:table-cell>
          <table:table-cell table:style-name="ce24" table:formula="of:=RAND()" office:value-type="float" office:value="0.142994249352847" calcext:value-type="float">
            <text:p>0.14</text:p>
          </table:table-cell>
          <table:table-cell table:style-name="ce24" table:formula="of:=[.I26]*10" office:value-type="float" office:value="10" calcext:value-type="float">
            <text:p>1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7]-[.B27]" office:value-type="float" office:value="9" calcext:value-type="float">
            <text:p>9</text:p>
          </table:table-cell>
          <table:table-cell table:style-name="ce8" table:formula="of:=CHOOSE(WEEKDAY([.A27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27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24" table:formula="of:=[.I27]*0.75 + RAND()*0.25" office:value-type="float" office:value="7.72097688604766" calcext:value-type="float">
            <text:p>7.72</text:p>
          </table:table-cell>
          <table:table-cell table:style-name="ce24" table:formula="of:=RAND()" office:value-type="float" office:value="0.224806101196057" calcext:value-type="float">
            <text:p>0.22</text:p>
          </table:table-cell>
          <table:table-cell table:style-name="ce24" table:formula="of:=[.I27]*10" office:value-type="float" office:value="100" calcext:value-type="float">
            <text:p>1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8]-[.B28]" office:value-type="float" office:value="9" calcext:value-type="float">
            <text:p>9</text:p>
          </table:table-cell>
          <table:table-cell table:style-name="ce8" table:formula="of:=CHOOSE(WEEKDAY([.A28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28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28]*0.75 + RAND()*0.25" office:value-type="float" office:value="11.2739445875482" calcext:value-type="float">
            <text:p>11.27</text:p>
          </table:table-cell>
          <table:table-cell table:style-name="ce24" table:formula="of:=RAND()" office:value-type="float" office:value="0.418947061476008" calcext:value-type="float">
            <text:p>0.42</text:p>
          </table:table-cell>
          <table:table-cell table:style-name="ce24" table:formula="of:=[.I28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5" calcext:value-type="date">
            <text:p>2017-01-1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29]-[.B29]" office:value-type="float" office:value="9" calcext:value-type="float">
            <text:p>9</text:p>
          </table:table-cell>
          <table:table-cell table:style-name="ce8" table:formula="of:=CHOOSE(WEEKDAY([.A29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29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29]*0.75 + RAND()*0.25" office:value-type="float" office:value="15.1358632122274" calcext:value-type="float">
            <text:p>15.14</text:p>
          </table:table-cell>
          <table:table-cell table:style-name="ce24" table:formula="of:=RAND()" office:value-type="float" office:value="0.687204641721592" calcext:value-type="float">
            <text:p>0.69</text:p>
          </table:table-cell>
          <table:table-cell table:style-name="ce24" table:formula="of:=[.I29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4" calcext:value-type="date">
            <text:p>2017-01-1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0]-[.B30]" office:value-type="float" office:value="9" calcext:value-type="float">
            <text:p>9</text:p>
          </table:table-cell>
          <table:table-cell table:style-name="ce8" table:formula="of:=CHOOSE(WEEKDAY([.A30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30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30]*0.75 + RAND()*0.25" office:value-type="float" office:value="18.7843216802463" calcext:value-type="float">
            <text:p>18.78</text:p>
          </table:table-cell>
          <table:table-cell table:style-name="ce24" table:formula="of:=RAND()" office:value-type="float" office:value="0.812695662781225" calcext:value-type="float">
            <text:p>0.81</text:p>
          </table:table-cell>
          <table:table-cell table:style-name="ce24" table:formula="of:=[.I30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3" calcext:value-type="date">
            <text:p>2017-01-1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1]-[.B31]" office:value-type="float" office:value="9" calcext:value-type="float">
            <text:p>9</text:p>
          </table:table-cell>
          <table:table-cell table:style-name="ce8" table:formula="of:=CHOOSE(WEEKDAY([.A31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31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31]*0.75 + RAND()*0.25" office:value-type="float" office:value="22.6833919077818" calcext:value-type="float">
            <text:p>22.68</text:p>
          </table:table-cell>
          <table:table-cell table:style-name="ce24" table:formula="of:=RAND()" office:value-type="float" office:value="0.619452546197777" calcext:value-type="float">
            <text:p>0.62</text:p>
          </table:table-cell>
          <table:table-cell table:style-name="ce24" table:formula="of:=[.I31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2]-[.B32]" office:value-type="float" office:value="9" calcext:value-type="float">
            <text:p>9</text:p>
          </table:table-cell>
          <table:table-cell table:style-name="ce8" table:formula="of:=CHOOSE(WEEKDAY([.A32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32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32]*0.75 + RAND()*0.25" office:value-type="float" office:value="26.3449037087286" calcext:value-type="float">
            <text:p>26.34</text:p>
          </table:table-cell>
          <table:table-cell table:style-name="ce24" table:formula="of:=RAND()" office:value-type="float" office:value="0.726065707489003" calcext:value-type="float">
            <text:p>0.73</text:p>
          </table:table-cell>
          <table:table-cell table:style-name="ce24" table:formula="of:=[.I32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1" calcext:value-type="date">
            <text:p>2017-01-1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3]-[.B33]" office:value-type="float" office:value="9" calcext:value-type="float">
            <text:p>9</text:p>
          </table:table-cell>
          <table:table-cell table:style-name="ce8" table:formula="of:=CHOOSE(WEEKDAY([.A33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33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33]*0.75 + RAND()*0.25" office:value-type="float" office:value="30.1241902197873" calcext:value-type="float">
            <text:p>30.12</text:p>
          </table:table-cell>
          <table:table-cell table:style-name="ce24" table:formula="of:=RAND()" office:value-type="float" office:value="0.894384271301161" calcext:value-type="float">
            <text:p>0.89</text:p>
          </table:table-cell>
          <table:table-cell table:style-name="ce24" table:formula="of:=[.I33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10" calcext:value-type="date">
            <text:p>2017-01-10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4]-[.B34]" office:value-type="float" office:value="9" calcext:value-type="float">
            <text:p>9</text:p>
          </table:table-cell>
          <table:table-cell table:style-name="ce8" table:formula="of:=CHOOSE(WEEKDAY([.A34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34])" office:value-type="float" office:value="1" calcext:value-type="float">
            <text:p>1</text:p>
          </table:table-cell>
          <table:table-cell table:style-name="ce54" office:value-type="string" calcext:value-type="string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34]*0.75 + RAND()*0.25" office:value-type="float" office:value="30.2246530241268" calcext:value-type="float">
            <text:p>30.22</text:p>
          </table:table-cell>
          <table:table-cell table:style-name="ce24" table:formula="of:=RAND()" office:value-type="float" office:value="0.136734534322164" calcext:value-type="float">
            <text:p>0.14</text:p>
          </table:table-cell>
          <table:table-cell table:style-name="ce24" table:formula="of:=[.I34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9" calcext:value-type="date">
            <text:p>2017-01-09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5]-[.B35]" office:value-type="float" office:value="9" calcext:value-type="float">
            <text:p>9</text:p>
          </table:table-cell>
          <table:table-cell table:style-name="ce8" table:formula="of:=CHOOSE(WEEKDAY([.A35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35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0" calcext:value-type="float">
            <text:p>40</text:p>
          </table:table-cell>
          <table:table-cell table:style-name="ce24" table:formula="of:=[.I35]*0.75 + RAND()*0.25" office:value-type="float" office:value="30.0380293666943" calcext:value-type="float">
            <text:p>30.04</text:p>
          </table:table-cell>
          <table:table-cell table:style-name="ce24" table:formula="of:=RAND()" office:value-type="float" office:value="0.537158497495006" calcext:value-type="float">
            <text:p>0.54</text:p>
          </table:table-cell>
          <table:table-cell table:style-name="ce24" table:formula="of:=[.I35]*10" office:value-type="float" office:value="400" calcext:value-type="float">
            <text:p>4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8" calcext:value-type="date">
            <text:p>2017-01-08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6]-[.B36]" office:value-type="float" office:value="9" calcext:value-type="float">
            <text:p>9</text:p>
          </table:table-cell>
          <table:table-cell table:style-name="ce8" table:formula="of:=CHOOSE(WEEKDAY([.A36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36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24" table:formula="of:=[.I36]*0.75 + RAND()*0.25" office:value-type="float" office:value="26.4264041611816" calcext:value-type="float">
            <text:p>26.43</text:p>
          </table:table-cell>
          <table:table-cell table:style-name="ce24" table:formula="of:=RAND()" office:value-type="float" office:value="0.297905132745457" calcext:value-type="float">
            <text:p>0.30</text:p>
          </table:table-cell>
          <table:table-cell table:style-name="ce24" table:formula="of:=[.I36]*10" office:value-type="float" office:value="350" calcext:value-type="float">
            <text:p>3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7]-[.B37]" office:value-type="float" office:value="9" calcext:value-type="float">
            <text:p>9</text:p>
          </table:table-cell>
          <table:table-cell table:style-name="ce8" table:formula="of:=CHOOSE(WEEKDAY([.A37]); &quot;n&quot;; &quot;m&quot;; &quot;t&quot;; &quot;w&quot;; &quot;r&quot;; &quot;f&quot;; &quot;s&quot;)" office:value-type="string" office:string-value="s" calcext:value-type="string">
            <text:p>s</text:p>
          </table:table-cell>
          <table:table-cell table:style-name="ce34" table:formula="of:=MONTH([.A37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24" table:formula="of:=[.I37]*0.75 + RAND()*0.25" office:value-type="float" office:value="22.7492819665388" calcext:value-type="float">
            <text:p>22.75</text:p>
          </table:table-cell>
          <table:table-cell table:style-name="ce24" table:formula="of:=RAND()" office:value-type="float" office:value="0.461444829085508" calcext:value-type="float">
            <text:p>0.46</text:p>
          </table:table-cell>
          <table:table-cell table:style-name="ce24" table:formula="of:=[.I37]*10" office:value-type="float" office:value="300" calcext:value-type="float">
            <text:p>3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6" calcext:value-type="date">
            <text:p>2017-01-06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8]-[.B38]" office:value-type="float" office:value="9" calcext:value-type="float">
            <text:p>9</text:p>
          </table:table-cell>
          <table:table-cell table:style-name="ce8" table:formula="of:=CHOOSE(WEEKDAY([.A38]); &quot;n&quot;; &quot;m&quot;; &quot;t&quot;; &quot;w&quot;; &quot;r&quot;; &quot;f&quot;; &quot;s&quot;)" office:value-type="string" office:string-value="f" calcext:value-type="string">
            <text:p>f</text:p>
          </table:table-cell>
          <table:table-cell table:style-name="ce34" table:formula="of:=MONTH([.A38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" calcext:value-type="float">
            <text:p>25</text:p>
          </table:table-cell>
          <table:table-cell table:style-name="ce24" table:formula="of:=[.I38]*0.75 + RAND()*0.25" office:value-type="float" office:value="18.9908071597416" calcext:value-type="float">
            <text:p>18.99</text:p>
          </table:table-cell>
          <table:table-cell table:style-name="ce24" table:formula="of:=RAND()" office:value-type="float" office:value="0.677772232773667" calcext:value-type="float">
            <text:p>0.68</text:p>
          </table:table-cell>
          <table:table-cell table:style-name="ce24" table:formula="of:=[.I38]*10" office:value-type="float" office:value="250" calcext:value-type="float">
            <text:p>2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39]-[.B39]" office:value-type="float" office:value="9" calcext:value-type="float">
            <text:p>9</text:p>
          </table:table-cell>
          <table:table-cell table:style-name="ce8" table:formula="of:=CHOOSE(WEEKDAY([.A39]); &quot;n&quot;; &quot;m&quot;; &quot;t&quot;; &quot;w&quot;; &quot;r&quot;; &quot;f&quot;; &quot;s&quot;)" office:value-type="string" office:string-value="r" calcext:value-type="string">
            <text:p>r</text:p>
          </table:table-cell>
          <table:table-cell table:style-name="ce34" table:formula="of:=MONTH([.A39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24" table:formula="of:=[.I39]*0.75 + RAND()*0.25" office:value-type="float" office:value="15.2092956876409" calcext:value-type="float">
            <text:p>15.21</text:p>
          </table:table-cell>
          <table:table-cell table:style-name="ce24" table:formula="of:=RAND()" office:value-type="float" office:value="0.104998129833293" calcext:value-type="float">
            <text:p>0.10</text:p>
          </table:table-cell>
          <table:table-cell table:style-name="ce24" table:formula="of:=[.I39]*10" office:value-type="float" office:value="200" calcext:value-type="float">
            <text:p>2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0]-[.B40]" office:value-type="float" office:value="9" calcext:value-type="float">
            <text:p>9</text:p>
          </table:table-cell>
          <table:table-cell table:style-name="ce8" table:formula="of:=CHOOSE(WEEKDAY([.A40]); &quot;n&quot;; &quot;m&quot;; &quot;t&quot;; &quot;w&quot;; &quot;r&quot;; &quot;f&quot;; &quot;s&quot;)" office:value-type="string" office:string-value="w" calcext:value-type="string">
            <text:p>w</text:p>
          </table:table-cell>
          <table:table-cell table:style-name="ce34" table:formula="of:=MONTH([.A40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24" table:formula="of:=[.I40]*0.75 + RAND()*0.25" office:value-type="float" office:value="11.4804235558521" calcext:value-type="float">
            <text:p>11.48</text:p>
          </table:table-cell>
          <table:table-cell table:style-name="ce24" table:formula="of:=RAND()" office:value-type="float" office:value="0.624421297545139" calcext:value-type="float">
            <text:p>0.62</text:p>
          </table:table-cell>
          <table:table-cell table:style-name="ce24" table:formula="of:=[.I40]*10" office:value-type="float" office:value="150" calcext:value-type="float">
            <text:p>1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1]-[.B41]" office:value-type="float" office:value="9" calcext:value-type="float">
            <text:p>9</text:p>
          </table:table-cell>
          <table:table-cell table:style-name="ce8" table:formula="of:=CHOOSE(WEEKDAY([.A41]); &quot;n&quot;; &quot;m&quot;; &quot;t&quot;; &quot;w&quot;; &quot;r&quot;; &quot;f&quot;; &quot;s&quot;)" office:value-type="string" office:string-value="t" calcext:value-type="string">
            <text:p>t</text:p>
          </table:table-cell>
          <table:table-cell table:style-name="ce34" table:formula="of:=MONTH([.A41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24" table:formula="of:=[.I41]*0.75 + RAND()*0.25" office:value-type="float" office:value="7.58720833755056" calcext:value-type="float">
            <text:p>7.59</text:p>
          </table:table-cell>
          <table:table-cell table:style-name="ce24" table:formula="of:=RAND()" office:value-type="float" office:value="0.75820862504213" calcext:value-type="float">
            <text:p>0.76</text:p>
          </table:table-cell>
          <table:table-cell table:style-name="ce24" table:formula="of:=[.I41]*10" office:value-type="float" office:value="100" calcext:value-type="float">
            <text:p>10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2]-[.B42]" office:value-type="float" office:value="9" calcext:value-type="float">
            <text:p>9</text:p>
          </table:table-cell>
          <table:table-cell table:style-name="ce8" table:formula="of:=CHOOSE(WEEKDAY([.A42]); &quot;n&quot;; &quot;m&quot;; &quot;t&quot;; &quot;w&quot;; &quot;r&quot;; &quot;f&quot;; &quot;s&quot;)" office:value-type="string" office:string-value="m" calcext:value-type="string">
            <text:p>m</text:p>
          </table:table-cell>
          <table:table-cell table:style-name="ce34" table:formula="of:=MONTH([.A42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24" table:formula="of:=[.I42]*0.75 + RAND()*0.25" office:value-type="float" office:value="3.88807335987785" calcext:value-type="float">
            <text:p>3.89</text:p>
          </table:table-cell>
          <table:table-cell table:style-name="ce24" table:formula="of:=RAND()" office:value-type="float" office:value="0.157613264311875" calcext:value-type="float">
            <text:p>0.16</text:p>
          </table:table-cell>
          <table:table-cell table:style-name="ce24" table:formula="of:=[.I42]*10" office:value-type="float" office:value="50" calcext:value-type="float">
            <text:p>50.00</text:p>
          </table:table-cell>
          <table:table-cell table:style-name="ce8" table:number-columns-repeated="785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43]-[.B43]" office:value-type="float" office:value="9" calcext:value-type="float">
            <text:p>9</text:p>
          </table:table-cell>
          <table:table-cell table:style-name="ce8" table:formula="of:=CHOOSE(WEEKDAY([.A43]); &quot;n&quot;; &quot;m&quot;; &quot;t&quot;; &quot;w&quot;; &quot;r&quot;; &quot;f&quot;; &quot;s&quot;)" office:value-type="string" office:string-value="n" calcext:value-type="string">
            <text:p>n</text:p>
          </table:table-cell>
          <table:table-cell table:style-name="ce34" table:formula="of:=MONTH([.A43])" office:value-type="float" office:value="1" calcext:value-type="float">
            <text:p>1</text:p>
          </table:table-cell>
          <table:table-cell table:style-name="ce54" office:value-type="string" calcext:value-type="string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24" table:formula="of:=[.I43]*0.75 + RAND()*0.25" office:value-type="float" office:value="0.978820656931738" calcext:value-type="float">
            <text:p>0.98</text:p>
          </table:table-cell>
          <table:table-cell table:style-name="ce24" table:formula="of:=RAND()" office:value-type="float" office:value="0.12828069001482" calcext:value-type="float">
            <text:p>0.13</text:p>
          </table:table-cell>
          <table:table-cell table:style-name="ce24" table:formula="of:=[.I43]*10" office:value-type="float" office:value="10" calcext:value-type="float">
            <text:p>10.00</text:p>
          </table:table-cell>
          <table:table-cell table:style-name="ce8" table:number-columns-repeated="785"/>
        </table:table-row>
        <table:table-row table:style-name="ro1" table:number-rows-repeated="62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5">
          <table:table-cell table:style-name="ce26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4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16">
          <table:table-cell table:style-name="ce26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22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19">
          <table:table-cell table:style-name="ce26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76">
          <table:table-cell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26">
          <table:table-cell table:style-name="ce27"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>
          <table:table-cell table:style-name="ce27"/>
          <table:table-cell table:style-name="ce8"/>
          <table:table-cell table:style-name="ce56"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18">
          <table:table-cell table:style-name="ce27"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>
          <table:table-cell table:style-name="ce28"/>
          <table:table-cell table:style-name="ce8"/>
          <table:table-cell table:style-name="ce11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11" table:number-columns-repeated="785"/>
        </table:table-row>
        <table:table-row table:style-name="ro1" table:number-rows-repeated="3">
          <table:table-cell table:style-name="ce27"/>
          <table:table-cell table:style-name="ce8" table:number-columns-repeated="4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>
          <table:table-cell table:style-name="ce27"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8" table:number-columns-repeated="785"/>
        </table:table-row>
        <table:table-row table:style-name="ro1" table:number-rows-repeated="32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4">
          <table:table-cell table:style-name="ce26"/>
          <table:table-cell table:style-name="ce8"/>
          <table:table-cell table:style-name="ce9"/>
          <table:table-cell table:style-name="ce8"/>
          <table:table-cell table:style-name="ce11"/>
          <table:table-cell table:style-name="ce42"/>
          <table:table-cell table:style-name="ce48" table:number-columns-repeated="3"/>
          <table:table-cell table:style-name="ce72" table:number-columns-repeated="2"/>
          <table:table-cell table:style-name="ce24"/>
          <table:table-cell table:style-name="ce9" table:number-columns-repeated="785"/>
        </table:table-row>
        <table:table-row table:style-name="ro1" table:number-rows-repeated="20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2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style-name="ce9" table:number-columns-repeated="785"/>
        </table:table-row>
        <table:table-row table:style-name="ro1" table:number-rows-repeated="650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>
          <table:table-cell/>
          <table:table-cell table:style-name="ce8"/>
          <table:table-cell table:style-name="ce9"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>
          <table:table-cell table:style-name="ce26"/>
          <table:table-cell table:style-name="ce8"/>
          <table:table-cell table:style-name="ce9"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>
          <table:table-cell table:style-name="ce26"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2896">
          <table:table-cell/>
          <table:table-cell table:style-name="ce8"/>
          <table:table-cell/>
          <table:table-cell table:style-name="ce8" table:number-columns-repeated="2"/>
          <table:table-cell table:style-name="ce34"/>
          <table:table-cell table:style-name="ce51" table:number-columns-repeated="3"/>
          <table:table-cell table:style-name="ce24" table:number-columns-repeated="3"/>
          <table:table-cell table:number-columns-repeated="785"/>
        </table:table-row>
        <table:table-row table:style-name="ro1" table:number-rows-repeated="1044671">
          <table:table-cell table:number-columns-repeated="797"/>
        </table:table-row>
        <table:table-row table:style-name="ro1">
          <table:table-cell table:number-columns-repeated="797"/>
        </table:table-row>
      </table:table>
      <table:named-expressions>
        <table:named-expression table:name="BAD_DREAM" table:base-cell-address="$data.$BY$5" table:expression="#REF!"/>
        <table:named-expression table:name="BEER_CUPS" table:base-cell-address="$data.$CI$5" table:expression="#REF!"/>
        <table:named-expression table:name="FINGER_PAIN" table:base-cell-address="$data.$DI$1" table:expression="#REF!"/>
        <table:named-expression table:name="HOURS_ROBOTICS" table:base-cell-address="$data.$BG$4" table:expression="#REF!"/>
        <table:named-expression table:name="JAW_PAIN" table:base-cell-address="$data.$DI$5" table:expression="#REF!"/>
        <table:named-expression table:name="LIQUOR_CUPS" table:base-cell-address="$data.$CK$5" table:expression="#REF!"/>
        <table:named-expression table:name="NEXT_DAY_PUSHUPS" table:base-cell-address="$data.$AM$1" table:expression="#REF!"/>
        <table:named-expression table:name="NEXT_DAY_THREWUP" table:base-cell-address="$data.$AO$1" table:expression="#REF!"/>
        <table:named-expression table:name="NEXT_DAY_WOKE_CHESTPAINS" table:base-cell-address="$data.$AO$4" table:expression="#REF!"/>
        <table:named-expression table:name="NEXT_DAY_WOKE_HEADACHE" table:base-cell-address="$data.$AP$4" table:expression="#REF!"/>
        <table:named-range table:name="NEXT_DAY_WOKE_HOUR" table:base-cell-address="$data.$C$4" table:cell-range-address="$data.$C$1:.$C$1048576"/>
        <table:named-expression table:name="NEXT_DAY_WOKE_KIDNEYPAINS" table:base-cell-address="$data.$AR$4" table:expression="#REF!"/>
        <table:named-expression table:name="READING_MINUTES" table:base-cell-address="$data.$EP$1" table:expression="#REF!"/>
        <table:named-expression table:name="SLEEPING_PROBLEMS" table:base-cell-address="$data.$CZ$5" table:expression="#REF!"/>
        <table:named-expression table:name="TM_MINUTES" table:base-cell-address="$data.$EV$1" table:expression="#REF!"/>
        <table:named-expression table:name="TM_VELOCITY" table:base-cell-address="$data.$GI$5" table:expression="#REF!"/>
        <table:named-expression table:name="WAISTLINE" table:base-cell-address="$data.$AQ$4" table:expression="#REF!"/>
        <table:named-expression table:name="WINE_CUPS" table:base-cell-address="$data.$CJ$5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5:04:35.888035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15:15:29.406155738</dc:date>
    <dc:creator>chris </dc:creator>
    <meta:editing-duration>P179DT22H1M53S</meta:editing-duration>
    <meta:editing-cycles>1087</meta:editing-cycles>
    <meta:generator>LibreOffice/6.2.2.2$Linux_X86_64 LibreOffice_project/20$Build-2</meta:generator>
    <meta:document-statistic meta:table-count="1" meta:cell-count="508" meta:object-count="0"/>
  </office:meta>
</office:document-meta>
</file>